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423541A.png" manifest:media-type="image/png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7.407cm" fo:min-width="17.951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823cm" fo:min-width="5.43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4.376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249cm" fo:min-width="4.222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04cm" fo:min-width="3.711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2.779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3.395cm" fo:min-width="4.036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1.389cm" fo:min-width="3.044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top" draw:auto-grow-height="false" fo:min-height="1.677cm" fo:min-width="3.015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817cm" fo:min-width="1.837cm" fo:padding-top="0.165cm" fo:padding-bottom="0.165cm" fo:padding-left="0.29cm" fo:padding-right="0.29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e1e047" draw:textarea-horizontal-align="justify" draw:textarea-vertical-align="top" draw:auto-grow-height="false" fo:min-height="1.39cm" fo:min-width="3.681cm" fo:padding-top="0.165cm" fo:padding-bottom="0.165cm" fo:padding-left="0.29cm" fo:padding-right="0.29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end"/>
    </style:style>
    <style:style style:name="P2" style:family="paragraph">
      <loext:graphic-properties draw:fill-color="#dee6ef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-color="#a4e6cd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-color="#ffd7d7"/>
      <style:paragraph-properties fo:text-align="center" style:writing-mode="lr-tb"/>
    </style:style>
    <style:style style:name="P9" style:family="paragraph">
      <loext:graphic-properties draw:fill-color="#e1e047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367cm" svg:height="8.573cm" svg:x="4.175cm" svg:y="7.667cm">
          <text:p text:style-name="P1">A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6.35cm" svg:height="3.493cm" svg:x="13.127cm" svg:y="8.651cm">
          <text:p text:style-name="P3">Lambda 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5" draw:id="id5" draw:layer="layout" svg:width="5.08cm" svg:height="1.27cm" svg:x="13.762cm" svg:y="10.239cm">
          <text:p text:style-name="P3">API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4" draw:id="id4" draw:layer="layout" svg:width="5.08cm" svg:height="2.857cm" svg:x="4.81cm" svg:y="2.905cm">
          <text:p text:style-name="P6">External</text:p>
          <text:p text:style-name="P6">Cosigner</text:p>
          <text:p text:style-name="P6">Source <text:s text:c="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" draw:id="id1" draw:layer="layout" svg:width="4.445cm" svg:height="1.588cm" svg:x="14.089cm" svg:y="3.826cm"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9" draw:id="id9" draw:layer="layout" svg:width="3.483cm" svg:height="1.27cm" svg:x="24.177cm" svg:y="10.842cm">
          <text:p text:style-name="P3">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483cm" svg:height="1.27cm" svg:x="24.177cm" svg:y="9.254cm">
          <text:p text:style-name="P3">Open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3" draw:id="id3" draw:layer="layout" svg:width="5.018cm" svg:height="4.127cm" svg:x="4.872cm" svg:y="8.62cm">
          <text:p text:style-name="P3">Nitro Enclav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7" draw:id="id7" draw:layer="layout" svg:width="3.81cm" svg:height="1.905cm" svg:x="18.78cm" svg:y="13.7cm">
          <text:p text:style-name="P6">RDS <text:s text:c="6"/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3.811cm" svg:height="2.223cm" svg:x="5.506cm" svg:y="9.89cm">
          <text:p text:style-name="P3">Fireblocks</text:p>
          <text:p text:style-name="P3">M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8" draw:id="id8" draw:layer="layout" svg:width="2.539cm" svg:height="1.269cm" svg:x="14.652cm" svg:y="14.018cm">
          <text:p text:style-name="P3">SQ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6" draw:id="id6" draw:layer="layout" svg:width="4.445cm" svg:height="1.904cm" svg:x="8.302cm" svg:y="13.71cm">
          <text:p text:style-name="P3">Quorum</text:p>
          <text:p text:style-name="P3">Blockch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curve" svg:x1="16.311cm" svg:y1="5.414cm" svg:x2="16.302cm" svg:y2="8.651cm" draw:start-shape="id1" draw:start-glue-point="2" draw:end-shape="id2" draw:end-glue-point="0" svg:d="M16311 5414c0 2428-9 810-9 3237" svg:viewBox="0 0 10 3238">
          <text:p/>
        </draw:connector>
        <draw:frame draw:style-name="gr13" draw:text-style-name="P11" draw:layer="layout" svg:width="2.619cm" svg:height="0.962cm" svg:x="13.438cm" svg:y="5.794cm">
          <draw:text-box>
            <text:p>request</text:p>
          </draw:text-box>
        </draw:frame>
        <draw:connector draw:style-name="gr12" draw:text-style-name="P10" draw:layer="layout" draw:type="curve" svg:x1="7.381cm" svg:y1="8.62cm" svg:x2="7.35cm" svg:y2="5.762cm" draw:start-shape="id3" draw:start-glue-point="0" draw:end-shape="id4" draw:end-glue-point="2" svg:d="M7381 8620c0-2143-31-715-31-2858" svg:viewBox="0 0 32 2859">
          <text:p/>
        </draw:connector>
        <draw:connector draw:style-name="gr12" draw:text-style-name="P10" draw:layer="layout" draw:type="curve" svg:x1="16.302cm" svg:y1="11.509cm" svg:x2="10.524cm" svg:y2="13.71cm" draw:start-shape="id5" draw:start-glue-point="2" draw:end-shape="id6" draw:end-glue-point="0" svg:d="M16302 11509c0 1651-5778 551-5778 2201" svg:viewBox="0 0 5779 2202">
          <text:p/>
        </draw:connector>
        <draw:connector draw:style-name="gr12" draw:text-style-name="P10" draw:layer="layout" draw:type="curve" svg:x1="16.302cm" svg:y1="11.509cm" svg:x2="20.685cm" svg:y2="13.7cm" draw:start-shape="id5" draw:start-glue-point="2" draw:end-shape="id7" draw:end-glue-point="0" svg:d="M16302 11509c0 1644 4383 549 4383 2191" svg:viewBox="0 0 4384 2192">
          <text:p/>
        </draw:connector>
        <draw:connector draw:style-name="gr12" draw:text-style-name="P10" draw:layer="layout" draw:type="curve" svg:x1="13.762cm" svg:y1="10.874cm" svg:x2="9.89cm" svg:y2="10.683cm" draw:start-shape="id5" draw:start-glue-point="3" draw:end-shape="id3" svg:d="M13762 10874c-2902 0-967-191-3872-191" svg:viewBox="0 0 3873 192">
          <text:p/>
        </draw:connector>
        <draw:frame draw:style-name="gr14" draw:text-style-name="P11" draw:layer="layout" svg:width="2.229cm" svg:height="0.962cm" svg:x="15.922cm" svg:y="13.055cm">
          <draw:text-box>
            <text:p>stores</text:p>
          </draw:text-box>
        </draw:frame>
        <draw:frame draw:style-name="gr15" draw:text-style-name="P11" draw:layer="layout" svg:width="3.008cm" svg:height="0.962cm" svg:x="9.89cm" svg:y="9.572cm">
          <draw:text-box>
            <text:p>validates</text:p>
          </draw:text-box>
        </draw:frame>
        <draw:frame draw:style-name="gr16" draw:text-style-name="P11" draw:layer="layout" svg:width="2.936cm" svg:height="1.673cm" svg:x="7.589cm" svg:y="5.762cm">
          <draw:text-box>
            <text:p>retrieves</text:p>
            <text:p>shard</text:p>
          </draw:text-box>
        </draw:frame>
        <draw:frame draw:style-name="gr17" draw:text-style-name="P11" draw:layer="layout" svg:width="2.157cm" svg:height="0.962cm" svg:x="11.398cm" svg:y="12.747cm">
          <draw:text-box>
            <text:p>writes</text:p>
          </draw:text-box>
        </draw:frame>
        <draw:connector draw:style-name="gr12" draw:text-style-name="P10" draw:layer="layout" draw:type="curve" svg:x1="16.302cm" svg:y1="11.509cm" svg:x2="15.921cm" svg:y2="14.018cm" draw:start-shape="id5" draw:start-glue-point="2" draw:end-shape="id8" draw:end-glue-point="0" svg:d="M16302 11509c0 1882-381 628-381 2509" svg:viewBox="0 0 382 2510">
          <text:p/>
        </draw:connector>
        <draw:connector draw:style-name="gr12" draw:text-style-name="P10" draw:layer="layout" draw:type="curve" svg:x1="24.177cm" svg:y1="11.477cm" svg:x2="18.842cm" svg:y2="10.874cm" draw:start-shape="id9" draw:start-glue-point="3" draw:end-shape="id5" draw:end-glue-point="1" svg:d="M24177 11477c-4000 0-1333-603-5335-603" svg:viewBox="0 0 5336 604">
          <text:p/>
        </draw:connector>
        <draw:connector draw:style-name="gr12" draw:text-style-name="P10" draw:layer="layout" draw:type="curve" svg:x1="24.204cm" svg:y1="9.978cm" svg:x2="19.504cm" svg:y2="10.485cm" svg:d="M24204 9978c-3118 0-769 507-4700 507" svg:viewBox="0 0 4701 508">
          <text:p/>
        </draw:connector>
        <draw:frame draw:style-name="gr15" draw:text-style-name="P11" draw:layer="layout" svg:width="3.008cm" svg:height="0.962cm" svg:x="19.582cm" svg:y="11.15cm">
          <draw:text-box>
            <text:p>creates</text:p>
          </draw:text-box>
        </draw:frame>
        <draw:frame draw:style-name="gr18" draw:text-style-name="P3" draw:layer="layout" svg:width="1.348cm" svg:height="1.348cm" svg:x="7.985cm" svg:y="3.779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8" draw:text-style-name="P3" draw:layer="layout" svg:width="1.348cm" svg:height="1.348cm" svg:x="16.465cm" svg:y="4.041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8" draw:text-style-name="P3" draw:layer="layout" svg:width="1.348cm" svg:height="1.348cm" svg:x="20.685cm" svg:y="14.017cm">
          <draw:image xlink:href="Pictures/1000000100000033000000333423541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1-27T22:18:56.726922319</dc:date>
    <meta:editing-duration>PT1H55M58S</meta:editing-duration>
    <meta:editing-cycles>18</meta:editing-cycles>
    <meta:generator>LibreOffice/24.2.6.2$Linux_X86_64 LibreOffice_project/420$Build-2</meta:generator>
    <meta:document-statistic meta:object-count="29"/>
  </office:meta>
</office:document-meta>
</file>